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4" style:parent-style-name="Domyślnaczcionkaakapitu" style:family="text">
      <style:text-properties style:font-name="Calibri" style:font-name-asian="Calibri" style:font-name-complex="Calibri" fo:font-size="20pt" style:font-size-asian="20pt" style:font-size-complex="20pt"/>
    </style:style>
    <style:style style:name="P25" style:parent-style-name="Normalny" style:family="paragraph">
      <style:paragraph-properties fo:text-indent="0.4916in"/>
    </style:style>
    <style:style style:name="T26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27" style:parent-style-name="Domyślnaczcionkaakapitu" style:family="text">
      <style:text-properties style:font-name="Calibri" style:font-name-asian="Calibri" style:font-name-complex="Calibri" fo:font-size="20pt" style:font-size-asian="20pt" style:font-size-complex="20pt"/>
    </style:style>
    <style:style style:name="P28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T29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0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1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2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3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4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5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6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7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8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39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40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41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42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43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44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T45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P46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T47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  <style:style style:name="P48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49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50" style:parent-style-name="Normalny" style:family="paragraph">
      <style:text-properties style:font-name="Calibri" style:font-name-asian="Calibri" style:font-name-complex="Calibri" fo:font-size="20pt" style:font-size-asian="20pt" style:font-size-complex="20pt"/>
    </style:style>
    <style:style style:name="P51" style:parent-style-name="Normalny" style:family="paragraph">
      <style:text-properties style:font-name="Calibri" style:font-name-asian="Calibri" style:font-name-complex="Calibri" fo:font-size="20pt" style:font-size-asian="20pt" style:font-size-complex="20pt"/>
    </style:style>
    <style:style style:name="P52" style:parent-style-name="Normalny" style:family="paragraph">
      <style:text-properties style:font-name="Calibri" style:font-name-asian="Calibri" style:font-name-complex="Calibri" fo:font-size="20pt" style:font-size-asian="20pt" style:font-size-complex="20pt"/>
    </style:style>
    <style:style style:name="P53" style:parent-style-name="Normalny" style:family="paragraph">
      <style:text-properties style:font-name="Calibri" style:font-name-asian="Calibri" style:font-name-complex="Calibri" fo:font-size="20pt" style:font-size-asian="20pt" style:font-size-complex="20pt"/>
    </style:style>
    <style:style style:name="P54" style:parent-style-name="Normalny" style:family="paragraph">
      <style:text-properties style:font-name="Calibri" style:font-name-asian="Calibri" style:font-name-complex="Calibri" fo:font-size="20pt" style:font-size-asian="20pt" style:font-size-complex="20pt"/>
    </style:style>
    <style:style style:name="P55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56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57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58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59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0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1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2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3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4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T65" style:parent-style-name="Domyślnaczcionkaakapitu" style:family="text">
      <style:text-properties style:font-name="Calibri" style:font-name-asian="Calibri" style:font-name-complex="Calibri" fo:font-size="20pt" style:font-size-asian="20pt" style:font-size-complex="20pt"/>
    </style:style>
    <style:style style:name="T66" style:parent-style-name="Domyślnaczcionkaakapitu" style:family="text">
      <style:text-properties style:font-name="Calibri" style:font-name-asian="Calibri" style:font-name-complex="Calibri" fo:font-size="20pt" style:font-size-asian="20pt" style:font-size-complex="20pt"/>
    </style:style>
    <style:style style:name="P67" style:parent-style-name="Normalny" style:family="paragraph">
      <style:text-properties style:font-name="Calibri" style:font-name-asian="Calibri" style:font-name-complex="Calibri" fo:font-size="12pt" style:font-size-asian="12pt" style:font-size-complex="12pt"/>
    </style:style>
    <style:style style:name="T68" style:parent-style-name="Domyślnaczcionkaakapitu" style:family="text">
      <style:text-properties style:font-name="Calibri" style:font-name-asian="Calibri" style:font-name-complex="Calibri" fo:font-size="12pt" style:font-size-asian="12pt" style:font-size-complex="12pt"/>
    </style:style>
    <style:style style:name="T69" style:parent-style-name="Domyślnaczcionkaakapitu" style:family="text">
      <style:text-properties style:font-name="Calibri" style:font-name-asian="Calibri" style:font-name-complex="Calibri" fo:font-size="12pt" style:font-size-asian="12pt" style:font-size-complex="12pt"/>
    </style:style>
    <style:style style:name="P70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71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72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73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74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P75" style:parent-style-name="Normalny" style:family="paragraph">
      <style:text-properties style:font-name="Calibri" style:font-name-asian="Calibri" style:font-name-complex="Calibri" fo:font-size="12.5pt" style:font-size-asian="12.5pt" style:font-size-complex="12.5pt"/>
    </style:style>
    <style:style style:name="T76" style:parent-style-name="Domyślnaczcionkaakapitu" style:family="text">
      <style:text-properties style:font-name="Calibri" style:font-name-asian="Calibri" style:font-name-complex="Calibri" fo:font-size="12.5pt" style:font-size-asian="12.5pt" style:font-size-complex="12.5pt"/>
    </style:style>
  </office:automatic-styles>
  <office:body>
    <office:text text:use-soft-page-breaks="true">
      <text:p text:style-name="P1"><text:span text:style-name="T24">Cel systemu:<text:s/></text:span></text:p>
      <text:p text:style-name="P25"><text:span text:style-name="T26">Utworzenie systemu sklepu internetowego</text:span></text:p>
      <text:p text:style-name="Normalny"><text:span text:style-name="T27">Słownik pojęć systemowych:</text:span></text:p>
      <text:p text:style-name="P28">Klient/operator systemu = imię + nazwisko + dane adresowe + dane użytkownika +( dane płatnika -typ klienta ) + status użytkownika (klient/administrator). Użytkownik systemu transakcyjnego.</text:p>
      <text:p text:style-name="Normalny"><text:span text:style-name="T29">•koszyk= {</text:span><text:span text:style-name="T30">bilet</text:span><text:span text:style-name="T31"><text:s/>+ liczba + cena sprzedaży}. Zestaw wybranych<text:s/></text:span><text:span text:style-name="T32">biletów koncertowych<text:s/></text:span><text:span text:style-name="T33">przez użytkownika potrzebnych do wystawienia zamówienia.</text:span></text:p>
      <text:p text:style-name="Normalny"><text:span text:style-name="T34">•k</text:span><text:span text:style-name="T35">oncert</text:span><text:span text:style-name="T36">=<text:s/></text:span><text:span text:style-name="T37">nazwa + artysta</text:span><text:span text:style-name="T38"><text:s/>+ data<text:s/></text:span><text:span text:style-name="T39">+ miejsce</text:span><text:span text:style-name="T40">.</text:span></text:p>
      <text:p text:style-name="Normalny"><text:span text:style-name="T41">•płatność karta kredytową= numer karty. Forma płatności wymagająca uwierzytelnienia karty w Systemie operatora kart.</text:span></text:p>
      <text:p text:style-name="Normalny"><text:span text:style-name="T42">•płatność online -forma płatności elektronicznej (karta kredytowa, karta płatnicza, ePrzelew) wymagająca uwierzytelnienia użytkownika w odpowiednim zewnętrznym systemie weryfikacyjnym ( w zależności od podpisanych umów sklepu internetowego).</text:span></text:p>
      <text:p text:style-name="Normalny"><text:span text:style-name="T43">•płatność w systemie PayPal -forma płatności wymagająca współpracy z systemem PayU (przelewy zagraniczne)</text:span><text:span text:style-name="T44">.</text:span></text:p>
      <text:p text:style-name="Normalny"><text:span text:style-name="T45">•płatność w systemie ePrzelew -forma płatności wymagająca współpracy z systemem ePrzelew</text:span></text:p>
      <text:p text:style-name="P46">•płatność w systemie Przelewy24 -forma płatności wymagająca współpracy z systemem Przelewy24.</text:p>
      <text:p text:style-name="Normalny"><text:span text:style-name="T47">•użytkownik= adres email + hasło+(dane klienta) + (dane płatnika). Osoba podlegająca autoryzacji w systemie.</text:span></text:p>
      <text:p text:style-name="P48">•zamówienie= numer + data wystawienia + koszyk + forma płatności. Dokument potwierdzający zawarcie umowy ze sklepem na zakup<text:s/>biletu.</text:p>
      <text:p text:style-name="P49"/>
      <text:p text:style-name="P50"/>
      <text:p text:style-name="P51"/>
      <text:p text:style-name="P52"/>
      <text:p text:style-name="P53"/>
      <text:p text:style-name="P54">Wymagania funkcjonalne systemu w postaci zadań szczegółowych:</text:p>
      <text:p text:style-name="P55">Wybierz koncert -<text:s/>użytkowników po wejściu na stronę internetową może wybrać spośród różnych koncertów którym jest zainteresowany.<text:s/>Po kliknięciu na dany koncert klient ma możliwość zapoznania się z jego opisem(nazwa, zespoły, miejsce, data, cena, opinie). Jeżeli chce zakupić bilet na dany koncert może<text:s/>dodać go do<text:s/>koszyka(wyświetl, wyszukaj, wybierz, pokaż szczegóły, pokaz opinię).</text:p>
      <text:p text:style-name="P56">Zarządzaj koszykiem -<text:s/>Klient ma możliwość przeglądania zawartości koszyka, zmieniania ilości zawartych w nim produktów oraz usuwania poszczególnych pozycji z koszyka (CRUD).</text:p>
      <text:p text:style-name="P57">Złóż zamówienie -<text:s/>użytkownik po zalogowaniu może złożyć zamówienie. Po złożeniu zamówienia musi wybrać formę płatności<text:s/>karta kredytowa lub PayPal.<text:s/>(akceptuj, anuluj, obsłuż i weryfikuj wprowadzane dane).</text:p>
      <text:p text:style-name="P58">Realizuj płatność<text:s/>online<text:s/>-<text:s/>klient ma możliwość zrealizować płatność na dwa sposoby kartą kredytową lub PayPal oba te systemy są zarządzane przez osobny system.<text:s/>(obsłuż pierwszą lub drugą opcję płatności).</text:p>
      <text:p text:style-name="P59">Wyślij powiadomienie<text:s/>– administrator wysyła powiadomienie<text:s/>o aktualnych zmianach o koncercie.</text:p>
      <text:p text:style-name="P60">Generuj bilet<text:s/>– po dokonaniu płatności użytkownik otrzymuje potwierdzenie zamówienia wraz z elektronicznym biletem lub potwierdzeniem.</text:p>
      <text:p text:style-name="P61">Autoryzuj użytkownika -<text:s/>obsługa logowania do systemu na podstawie danych użytkowania (email, hasło) oraz rejestracja konta nowego użytkownika i obsługa trybu przypomnienia hasła. (obsłuż logowanie, rejestracja użytkownika, obsługa przypomnienia hasła, obsługa włamania do systemu).</text:p>
      <text:p text:style-name="P62">Zarządzaj biletami<text:s/>– administrator na prośbę użytkownika ma możliwość zmiany statusu zamówienia. (anuluj,<text:s/>edytuj, przeglądaj).</text:p>
      <text:p text:style-name="P63">Zarządzaj użytkownikami -<text:s/>administrator na prośbę<text:s/>klienta<text:s/>ma możliwość<text:s/>dodania lub edytowania<text:s/>danych użytkownika (CRUD).</text:p>
      <text:p text:style-name="P64">Zarządzaj koncertem<text:s/>– administrator ma możliwość<text:s/>dodania lub edytowania informacji o koncercie. (CRUD).</text:p>
      <text:p text:style-name="Normalny"><text:span text:style-name="T65">Aktorzy</text:span><text:span text:style-name="T66">:</text:span></text:p>
      <text:p text:style-name="P67">Klient<text:s/>– osoba dokonująca zakupu biletu.</text:p>
      <text:p text:style-name="Normalny"><text:span text:style-name="T68">Administrator -<text:s/></text:span><text:span text:style-name="T69">administrator odpowiedzialny za zarządzanie systemem oraz administrator zajmujący się danymi.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Normalny"><text:span text:style-name="T76">Ryc. 1 Diagram Przypadków użycia dla systemu transakcyjnego sklepu internetoweg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Znak" style:display-name="Nagłówek Znak" style:family="text" style:parent-style-name="Domyślnaczcionkaakapitu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Sprawozdanie Nr 3-Szymon_Bieniaszewski-Krystian_Drząszcz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PSI I ISI 21.03.2023<text:s/>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ystian Drząszcz</meta:initial-creator>
    <dc:creator>Krystian Drząszcz</dc:creator>
    <meta:creation-date>2023-03-21T21:11:00Z</meta:creation-date>
    <dc:date>2023-03-21T21:11:00Z</dc:date>
    <meta:template xlink:href="Normal.dotm" xlink:type="simple"/>
    <meta:editing-cycles>1</meta:editing-cycles>
    <meta:editing-duration>PT0S</meta:editing-duration>
    <meta:document-statistic meta:page-count="1" meta:paragraph-count="6" meta:word-count="498" meta:character-count="3480" meta:row-count="24" meta:non-whitespace-character-count="2988"/>
  </office:meta>
</office:document-meta>
</file>